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Palatino-Bold" svg:font-family="Palatino-Bold" style:font-family-generic="swiss"/>
    <style:font-face style:name="Palatino-Roman" svg:font-family="Palatino-Roman"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Palatino-Roman" style:font-size-asian="12pt" style:font-name-complex="Palatino-Roman" style:font-size-complex="12pt"/>
    </style:style>
    <style:style style:name="P3" style:family="paragraph" style:parent-style-name="Standard">
      <style:paragraph-properties style:text-autospace="none"/>
      <style:text-properties style:font-name="Times New Roman" fo:font-size="12pt" style:font-name-asian="Palatino-Roman" style:font-size-asian="12pt" style:font-name-complex="Palatino-Roman" style:font-size-complex="12pt"/>
    </style:style>
    <style:style style:name="P4" style:family="paragraph" style:parent-style-name="Standard">
      <style:paragraph-properties fo:text-align="start" style:justify-single-word="false" style:text-autospace="none"/>
      <style:text-properties style:font-name="Times New Roman" fo:font-size="12pt" fo:font-weight="bold" style:font-name-asian="Palatino-Bold" style:font-size-asian="12pt" style:font-weight-asian="bold" style:font-name-complex="Palatino-Bold" style:font-size-complex="12pt" style:font-weight-complex="bold"/>
    </style:style>
    <style:style style:name="P5" style:family="paragraph" style:parent-style-name="Standard">
      <style:text-properties fo:font-size="10pt" style:font-size-asian="10pt" style:font-size-complex="10pt"/>
    </style:style>
    <style:style style:name="P6" style:family="paragraph" style:parent-style-name="Text_20_body">
      <style:paragraph-properties fo:margin-left="0cm" fo:margin-right="0cm" fo:margin-top="0cm" fo:margin-bottom="0cm" fo:line-height="100%" fo:text-indent="0cm" style:auto-text-indent="false" fo:padding="0cm" fo:border="none" style:text-autospace="none"/>
      <style:text-properties style:font-name="Times New Roman" fo:font-size="12pt" style:font-name-asian="Palatino-Roman" style:font-size-asian="12pt" style:font-name-complex="Palatino-Roman" style:font-size-complex="12pt"/>
    </style:style>
    <style:style style:name="P7" style:family="paragraph" style:parent-style-name="Text_20_body">
      <style:paragraph-properties fo:margin-left="0cm" fo:margin-right="0cm" fo:margin-top="0cm" fo:margin-bottom="0cm" fo:line-height="100%" fo:text-indent="0cm" style:auto-text-indent="false" fo:padding="0cm" fo:border="none" style:text-autospace="none"/>
      <style:text-properties style:font-name="Times New Roman" fo:font-size="10pt" style:font-name-asian="Palatino-Roman" style:font-size-asian="10pt" style:font-name-complex="Palatino-Roman" style:font-size-complex="10pt"/>
    </style:style>
    <style:style style:name="P8" style:family="paragraph" style:parent-style-name="Standard">
      <style:paragraph-properties fo:margin-left="0cm" fo:margin-right="0cm" fo:margin-top="0cm" fo:margin-bottom="0cm" fo:line-height="100%" fo:text-indent="0cm" style:auto-text-indent="false" fo:padding="0cm" fo:border="none" style:text-autospace="none"/>
      <style:text-properties style:font-name="Times New Roman" fo:font-size="10pt" style:font-name-asian="Palatino-Roman" style:font-size-asian="10pt" style:font-name-complex="Palatino-Roman" style:font-size-complex="10pt"/>
    </style:style>
    <style:style style:name="P9" style:family="paragraph" style:parent-style-name="Text_20_body">
      <style:paragraph-properties fo:margin-left="0cm" fo:margin-right="0cm" fo:margin-top="0cm" fo:margin-bottom="0cm" fo:line-height="100%" fo:text-indent="0cm" style:auto-text-indent="false" fo:padding="0cm" fo:border="none" style:text-autospace="none"/>
      <style:text-properties style:font-name="Times New Roman" fo:font-size="12pt" style:font-name-asian="Palatino-Roman" style:font-size-asian="12pt" style:font-name-complex="Palatino-Roman" style:font-size-complex="12pt"/>
    </style:style>
    <style:style style:name="T1"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ministrating Connect Direct V6.0 Statistics - Technical Paper 1</text:p>
      <text:p text:style-name="Standard"/>
      <text:p text:style-name="Standard">In this article I will cover how we have setup our Connect Direct Statistics Facilities using version 6.0 of Connect Direct.</text:p>
      <text:p text:style-name="Standard"/>
      <text:p text:style-name="Standard">This article specifically details how the facility works. Subsequent articles will detail how to extract and manipulate statistics.</text:p>
      <text:p text:style-name="Standard"/>
      <text:p text:style-name="P2">The Connect Direct for z/OS version 6.0 statistics facility logs statistics in the same way as previous versions. Using a series of VSAM file pairs that consist of an entry-sequenced VSAM file and a key-sequenced VSAM file. These files are defined with the VSAM REUSE attribute which means they are eligble to be overwritten once full.</text:p>
      <text:p text:style-name="P2"/>
      <text:p text:style-name="P2">Connect Direct expects a minimum configuration is two file pairs of four files but you can configure more than two file pairs if required.</text:p>
      <text:p text:style-name="P2"/>
      <text:p text:style-name="P2">Specify the file pairs in the initialization parameters using STAT.DSN.BASE and STAT.FILE.PAIRS as data set name high level qualifiers and the number of pairs. </text:p>
      <text:p text:style-name="P2">At our site we have five file pairs defined. Out initialisation parameters are coded:-</text:p>
      <text:p text:style-name="P2"/>
      <text:p text:style-name="Standard"><text:tab/>STAT.DSN.BASE <text:s/>= NDM.MKTA.STATS <text:s text:c="22"/></text:p>
      <text:p text:style-name="P2"><text:tab/>STAT.FILE.PAIRS = 5</text:p>
      <text:p text:style-name="P2"/>
      <text:p text:style-name="P2">Our files are named:-</text:p>
      <text:p text:style-name="P2"/>
      <text:p text:style-name="P2"><text:tab/>NDM.MKTA.STATS.KSDS01</text:p>
      <text:p text:style-name="P2"><text:tab/>NDM.MKTA.STATS.ESDS01</text:p>
      <text:p text:style-name="P2"/>
      <text:p text:style-name="P2"><text:tab/>NDM.MKTA.STATS.KSDS02</text:p>
      <text:p text:style-name="P2"><text:tab/>NDM.MKTA.STATS.ESDS02</text:p>
      <text:p text:style-name="P2"/>
      <text:p text:style-name="P2"><text:tab/>NDM.MKTA.STATS.KSDS03</text:p>
      <text:p text:style-name="P2"><text:tab/>NDM.MKTA.STATS.ESDS03</text:p>
      <text:p text:style-name="P2"/>
      <text:p text:style-name="P2"><text:tab/>NDM.MKTA.STATS.KSDS04</text:p>
      <text:p text:style-name="P2"><text:tab/>NDM.MKTA.STATS.ESDS04</text:p>
      <text:p text:style-name="P2"/>
      <text:p text:style-name="P2"><text:tab/>NDM.MKTA.STATS.KSDS05</text:p>
      <text:p text:style-name="P2"><text:tab/>NDM.MKTA.STATS.ESDS05</text:p>
      <text:p text:style-name="P2"/>
      <text:p text:style-name="P2"/>
      <text:p text:style-name="P2">For each file pair, IBM Connect Direct writes the statistics records to the entry-sequenced file and the key-sequenced file maintains index information about the records. On average Connect Direct writes records to the key-sequenced file at the rate of about one for every two records written to the</text:p>
      <text:p text:style-name="P2">entry-sequenced file.</text:p>
      <text:p text:style-name="P2"/>
      <text:p text:style-name="P2">When you issue SELECT STATISTICS commands the system locates the requested records by using the key-sequenced file as an index to the entry-sequenced file. All the file pairs defined to the DTF are available to SELECT STATISTICS command processing. What this means is that <text:s/>Connect Direct searches any file pair that contains records satisfying the SELECT STATISTICS command not just the files currently being written to.</text:p>
      <text:p text:style-name="P2"/>
      <text:p text:style-name="P2"><text:soft-page-break/>We have five file pairs as we have sized our files so we always have five days of statistics available to us online for extraction without having to restore archived statistics.</text:p>
      <text:p text:style-name="P2"/>
      <text:p text:style-name="P2">Connect Direct writes the statistics records to the entry-sequenced VSAM files in chronological order, starting at the beginning of the file and continuing until the file or its paired key-sequenced file is full. The oldest record is always at the start of the file and the newest record is always at the end. The system records statistics record as a single VSAM record. The system does not compress the records or add control information.</text:p>
      <text:p text:style-name="P2"/>
      <text:p text:style-name="P2">When a file pair is deemed to be “full” the system switches to the next file pair in the sequence, and begins writing to that pair. When the last file pair in the list is full, the system wraps back to the</text:p>
      <text:p text:style-name="P2">first pair in the sequence and because they are defined with VSAM REUSE set they are overwritten.</text:p>
      <text:p text:style-name="P2"/>
      <text:p text:style-name="P2">Obviously if you only need the statistics for a period of time then you can actually just let the files continually wrap and I have seen installations do just that. We keep various statistics archives so we can produce reports to detail performance and usage over time. We also switch our statistic file pairs daily at 07:00 so we always have 24 hours of data in one file pair. </text:p>
      <text:p text:style-name="P4"/>
      <text:p text:style-name="P2">This is achieved using the STAT.SWITCH.TIME initialisation parameter. Connect Direct also provides a statistics switch API command that directs the DTF to perform a switch at any time.</text:p>
      <text:p text:style-name="P2"/>
      <text:p text:style-name="P2">When the system has written to all the pairs in the list, the system reuses the pairs.</text:p>
      <text:p text:style-name="P2">When a switch is made, the system closes the active pair and makes the pair with</text:p>
      <text:p text:style-name="P2">the oldest data the new active pair. When the system switches to a file, or a file</text:p>
      <text:p text:style-name="P2">becomes active, Connect Direct does a VSAM RESET. This VSAM RESET</text:p>
      <text:p text:style-name="P2">erases any records and index information in the active file. The system then writes</text:p>
      <text:p text:style-name="P3">new records starting at the beginning of the file.</text:p>
      <text:p text:style-name="P3"/>
      <text:p text:style-name="P3">We have the following parameters coded in our initialisation parameters:-</text:p>
      <text:p text:style-name="P3"/>
      <text:p text:style-name="P3"><text:tab/>STAT.SWITCH.TIME <text:s text:c="5"/>= (07:00:00) <text:s/></text:p>
      <text:p text:style-name="Standard"><text:tab/>STAT.SWITCH.SUBMIT = MKAT.PROCLIB(ARCHSTAT) <text:s text:c="4"/></text:p>
      <text:p text:style-name="P3"><text:s text:c="4"/></text:p>
      <text:p text:style-name="P3">The first parameter forces our files to switch at 07.00 daily and when the switch is complete we submit a process to copy the files to archive datasets so we can keep historical data. More on that in a future article.</text:p>
      <text:p text:style-name="P3"/>
      <text:p text:style-name="P6">It is worth mentioning that the Connect Direct for z/OS Statistics full message can come either from</text:p>
      <text:p text:style-name="P6">the ESDS or KSDS VSAM Stats files. It is useful to know which one caused the switch when you are trying to optimize allocations. For example, if the KSDS is too small, the ESDS may have excessive wasted space. In an ideal world you need both files to be close to capacity when the switch occurs, however there is a degree of variability involved, so that is not always possible.</text:p>
      <text:p text:style-name="P6"/>
      <text:p text:style-name="P6">You can determine the cause of a switch by checking the Connect Direct started task JES2 joblog. In the main task joblog you will see something like this if the switch occurred because of the STAT.SWITCH.TIME parameter:-</text:p>
      <text:p text:style-name="P6"/>
      <text:p text:style-name="P7">12.00.01 STC08961 <text:s/>SSTL013I STATISTICS FILE PAIR SWITCH FROM 03 TO 04, CODE:TIMER <text:s text:c="3"/></text:p>
      <text:p text:style-name="P6"><text:span text:style-name="T1">12.00.01 STC08961 <text:s/>SSTL026I STATISTICS FILE PAIR 04 IS NOW ACTIVE. <text:s text:c="2"/></text:span><text:s text:c="16"/></text:p>
      <text:p text:style-name="P3"><text:s/></text:p>
      <text:p text:style-name="Standard">If you also check the CDESTAE output of the started task you will see:-</text:p>
      <text:p text:style-name="Standard"/>
      <text:p text:style-name="Standard"><text:soft-page-break/><text:span text:style-name="T1">A0003 12:00:01.05 <text:s/>SSTL013I Statistics file pair switch from 03 to 04, code:TIMER <text:s text:c="5"/></text:span><text:s text:c="12"/></text:p>
      <text:p text:style-name="Standard"/>
      <text:p text:style-name="Standard">If the files have switched because either the ESDS or KSDS is full you will see something like this in the JES2 joblog:-</text:p>
      <text:p text:style-name="Standard"/>
      <text:p text:style-name="P5">IEC070I 203-204,CDIRECT,CDIRECT,NDM00010,999A,NDM003,</text:p>
      <text:p text:style-name="P5">IEC070I NDM.MKTA.STATS.KSDS01,</text:p>
      <text:p text:style-name="P5">IEC070I NDM.MKTA.STATS.KSDS01.DATA,CATALOG.NDM</text:p>
      <text:p text:style-name="P5">SSTL005I STATISTICS FILE PAIR 01 FULL.</text:p>
      <text:p text:style-name="P8">SSTL013I STATISTICS FILE PAIR SWITCH FROM 01 TO 02, CODE:FULL <text:s text:c="3"/></text:p>
      <text:p text:style-name="P6"><text:span text:style-name="T1">SSTL026I STATISTICS FILE PAIR 02 IS NOW ACTIVE. <text:s text:c="2"/></text:span><text:s text:c="7"/></text:p>
      <text:p text:style-name="P6"/>
      <text:p text:style-name="P6">In CDESTAE you would see:-</text:p>
      <text:p text:style-name="P6"/>
      <text:p text:style-name="P7">CLOSING DCB AFTER ABEND IN OPEN DD=NDM00013</text:p>
      <text:p text:style-name="P7">*** I/O ERROR**1 MSGID=SVS8008I RTNCD=00000008 VSAM RC=00000008 FEEDBACK=0000001C</text:p>
      <text:p text:style-name="P7">*** I/O ERROR**2 VSOPER=INSERT <text:s/>SOPTCD1=DIR VSOPTCD2= VSOPTCD3= VSRBAX=0000 VSRBA=00000000 </text:p>
      <text:p text:style-name="P7">***I/O ERROR**3 DDNAME=NDM00010 DSN=NDM.MKTA.STATS.KSDS01 <text:s text:c="8"/>VSKEY=3936A4E0</text:p>
      <text:p text:style-name="P7">SSTL013I STATISTICS FILE PAIR SWITCH FROM 01 TO 02, CODE:FULL</text:p>
      <text:p text:style-name="P7"/>
      <text:p text:style-name="P6">You can determine from these messages that the KSDS was full and caused the switch. In this case we found our ESDS files were under utilized because we had sized the KSDS files incorrectly. We had to perform a resize operation of the KSDS files to allow optimum usage of the ESDS files. </text:p>
      <text:p text:style-name="P6"/>
      <text:p text:style-name="P6">The supplied jobs from IBM allocate the statistics files using the IDCAMS RECORDS parameter. This often results in the KSDS file being full before the associated ESDS is full. Ideally the files need to be allocated so they are full at around the same time to avoid wasted space.</text:p>
      <text:p text:style-name="P6"/>
      <text:p text:style-name="P6">There are two rules of thumb to apply when allocating the files. If allocating using RECORDS then the KSDS files should have the RECORDS parameter coded between 7 and 8 times larger than the ESDS files. This means if you allocate in excess of 2,000,000 ESDS RECORDS the KSDS RECORDS parameter exceeds the maximum IDCAMS record value of 16,777,215. </text:p>
      <text:p text:style-name="P6"/>
      <text:p text:style-name="P6">The latter forces you to use the CYLINDERS parameter to allocate space. The rule of thumb here is that the KSDS CYLINDERS should be 75% of what is coded for the ESDS files. So an ESDS allocated with 100 cylinders of space should have an associated KSDS allocated with 75 cylinders of spac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Palatino-Bold" svg:font-family="Palatino-Bold" style:font-family-generic="swiss"/>
    <style:font-face style:name="Palatino-Roman" svg:font-family="Palatino-Roman"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28T16:05:38.21</meta:creation-date>
    <dc:date>2020-06-20T08:20:08.38</dc:date>
    <meta:editing-duration>PT1H10M50S</meta:editing-duration>
    <meta:editing-cycles>4</meta:editing-cycles>
    <meta:generator>OpenOffice/4.1.7$Win32 OpenOffice.org_project/417m1$Build-9800</meta:generator>
    <meta:document-statistic meta:table-count="0" meta:image-count="0" meta:object-count="0" meta:page-count="3" meta:paragraph-count="65" meta:word-count="1187" meta:character-count="7436"/>
  </office:meta>
</office:document-meta>
</file>